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AfterTestMethodCallbacks.RunAfterTestMethodCallbacks( Statement next , Object testInstance , Method testMethod , TestContextManager testContex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AfterTestMethodCallbacks.evalu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